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869cm" fo:min-width="5.51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09cm" svg:height="7.239cm" svg:x="2.143cm" svg:y="3.921cm">
          <text:p text:style-name="P1">Nilan nimeshika 17020395</text:p>
          <text:p text:style-name="P1">Yasindi hettiarchchi 170203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08:55:43.438312472</meta:creation-date>
    <dc:date>2018-02-19T09:08:29.177992739</dc:date>
    <meta:editing-duration>PT1M24S</meta:editing-duration>
    <meta:editing-cycles>1</meta:editing-cycles>
    <meta:document-statistic meta:object-count="1"/>
    <meta:generator>LibreOffice/5.1.6.2$Linux_X86_64 LibreOffice_project/10m0$Build-2</meta:generator>
  </office:meta>
</office:document-meta>
</file>